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>
            <text:p>Red Channel</text:p>
          </table:table-cell>
          <table:table-cell office:value-type="string">
            <text:p>Green Channel</text:p>
          </table:table-cell>
          <table:table-cell office:value-type="string">
            <text:p>Blue Channel</text:p>
          </table:table-cell>
          <table:table-cell office:value-type="string">
            <text:p>Row</text:p>
          </table:table-cell>
          <table:table-cell office:value-type="string">
            <text:p>Colum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">
            <text:p>84.2</text:p>
          </table:table-cell>
          <table:table-cell office:value-type="float" office:value="86.8">
            <text:p>86.8</text:p>
          </table:table-cell>
          <table:table-cell office:value-type="float" office:value="94.4">
            <text:p>94.4</text:p>
          </table:table-cell>
          <table:table-cell table:number-columns-repeated="2" office:value-type="float" office:value="1.8">
            <text:p>1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.4">
            <text:p>119.4</text:p>
          </table:table-cell>
          <table:table-cell office:value-type="float" office:value="123.6">
            <text:p>123.6</text:p>
          </table:table-cell>
          <table:table-cell office:value-type="float" office:value="121.8">
            <text:p>121.8</text:p>
          </table:table-cell>
          <table:table-cell table:number-columns-repeated="2" office:value-type="float" office:value="2.6">
            <text:p>2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4.6">
            <text:p>154.6</text:p>
          </table:table-cell>
          <table:table-cell office:value-type="float" office:value="160.4">
            <text:p>160.4</text:p>
          </table:table-cell>
          <table:table-cell office:value-type="float" office:value="149.2">
            <text:p>149.2</text:p>
          </table:table-cell>
          <table:table-cell table:number-columns-repeated="2" office:value-type="float" office:value="3.4">
            <text:p>3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.8">
            <text:p>189.8</text:p>
          </table:table-cell>
          <table:table-cell office:value-type="float" office:value="197.2">
            <text:p>197.2</text:p>
          </table:table-cell>
          <table:table-cell office:value-type="float" office:value="176.6">
            <text:p>176.6</text:p>
          </table:table-cell>
          <table:table-cell table:number-columns-repeated="2" office:value-type="float" office:value="4.2">
            <text:p>4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8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3T18:07:54</meta:creation-date>
    <dc:date>2011-03-13T18:39:25</dc:date>
    <dc:creator>Jeffrey Minton</dc:creator>
    <meta:editing-duration>PT31M32S</meta:editing-duration>
    <meta:editing-cycles>2</meta:editing-cycles>
    <meta:generator>LibreOffice/3.3$Unix LibreOffice_project/330m19$Build-8</meta:generator>
    <meta:document-statistic meta:table-count="3" meta:cell-count="41" meta:object-count="0"/>
  </office:meta>
</office:document-meta>
</file>